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4pt" style:font-size-asian="14pt" style:font-size-complex="14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nowing Gods’ Heart </text:p>
      <text:p text:style-name="P2"/>
      <text:p text:style-name="P1"><text:span text:style-name="T1">Read:</text:span> John 17:1-8</text:p>
      <text:p text:style-name="P1"><text:s/></text:p>
      <text:p text:style-name="P1"><text:span text:style-name="T1">Text:</text:span> John 17:3 “And this is life eternal, that they might know thee the only true God, and Jesus Christ, whom thou hast sent.”</text:p>
      <text:p text:style-name="P1"/>
      <text:p text:style-name="P1"><text:span text:style-name="T1">Introduction:</text:span> Imagine with me this morning that you have been coming to church for several years. A man sits in a seat on the row in front of you. You have chit chatted with him from time to time but never had a serious conversation for you only saw him on Sunday mornings. One Sunday morning, out of the blue he asks you for a thousand dollars. He is laid off and really needs the money.</text:p>
      <text:p text:style-name="P1"><text:s text:c="2"/>What gall! What does he think? Why is he asking you when he barely knows you? How dare he? How could he? Why would he assume that you might help him when you have so little that binds you together?</text:p>
      <text:p text:style-name="P1"><text:s text:c="2"/>Perhaps that is how God feels when we ask Him for things. Unfortunately some people treat the Lord in the same way. They chit chat with Him, they visit His house, they pray little and read His Word even less and they presume that they have a relationship that gives them the right to ask for incredible things.</text:p>
      <text:p text:style-name="P1"><text:s text:c="2"/>God wants more than that from us.</text:p>
      <text:p text:style-name="P1"/>
      <text:p text:style-name="P1"><text:span text:style-name="T1">I. He wants us to know Him:</text:span> According to our text; eternal life exists only if we know Him. Too many of us have settled for knowing about Him. I am a lover of history and have read numerous historical books. I could involve you in many discussions about famous and infamous people. We could discuss historical people till the cows come home. Even though I know a-lot about Abraham Lincoln; I do not know him. Even though I know a-lot about Daniel Boone; I do not know him. I fear that there are many who know a-lot about Jesus Christ who do not know Him.</text:p>
      <text:p text:style-name="P1"><text:s text:c="2"/>One large problem of the rich and famous is the great number of people who want to act close to them but in actuality don't know them. </text:p>
      <text:p text:style-name="P1"/>
      <text:p text:style-name="P1"><text:span text:style-name="T1">II. He wants us to keep His Word:</text:span> in verse 6 Jesus talks of His followers as those who have kept God’s Word. What does it mean to keep God’s Word? It means that God makes promises and we are the hands that carry out those promises.</text:p>
      <text:p text:style-name="P1"><text:s text:c="2"/>He promises to draw all men to Christ. John 12:32 "And I, if I be lifted up from the earth, will draw all men unto me." We are sent to lift Him up. He tells us in the Psalms that He is the healer of all our diseases . In Mark 16:18 "They shall ... lay hands on the sick, and they shall recover." We are the hands that reach out in His name. Our obedience is how He works. He uses us to speak for Him as well as to act on His behalf.</text:p>
      <text:p text:style-name="P1"><text:span text:style-name="T1">III. He wants us to believe Him.</text:span> <text:s/>Verse 8 “…they have believed that thou didst send me.” If I asked you who David Copperfield is most of us would know. He is a magician. He is famous for making an airplane disappear on national television. Over and over again the audience was told that there was no trick camera work. People present swore that the airplane disappeared right in front of them. How did he do it? He is an illusionist. He specializes in convincing people that they saw things that didn’t happen or didn’t see things that happened. <text:s/>Perhaps that is why we don’t see reruns of the disappearing airplane clip.</text:p>
      <text:p text:style-name="P1"><text:s text:c="2"/>With that said; there are more people who would believe in David Copperfield than there who would trust Christ for a miracle. They would believe in the ability of a man who openly admits that he manipulates their minds over the Son of God who created their mind.</text:p>
      <text:p text:style-name="P1"/>
      <text:p text:style-name="P1"><text:span text:style-name="T1">IV. He wants us to receive His Word.</text:span> Verse 8 “…they have received {the words which thou gave me…}” You might ask: “How is receiving His Word different from believing Him?” Good question! </text:p>
      <text:p text:style-name="P1"><text:s text:c="2"/>Believing Him is recognition of who He is. It is saying that I believe He is God! He is the King of kings and Lord of lords. Receiving His Word is attaching infallibility and divine inspiration to all that He said. </text:p>
      <text:p text:style-name="P1"><text:s text:c="2"/>When you receive His Word you will no longer be able to lightly disregard what He says. You will no longer make excuses for ignoring the scripture. When an unmarried daughter says: “I am pregnant” you will not consider an abortion. When you are called to testify you will not entertain thoughts of shading the truth or lying. When your wife asks you how she looks…you may avoid the question…but you will not lie.</text:p>
      <text:p text:style-name="P1"><text:s text:c="2"/>Receiving His Word means that you will live as it says regardless of how appealing it is to live differently.</text:p>
      <text:p text:style-name="P1"/>
      <text:p text:style-name="P1"><text:span text:style-name="T1">Conclude:</text:span> Do you really desire eternal life? “And this is life eternal, that they might know thee the only true God, and Jesus Christ, whom thou hast sent.”</text:p>
      <text:p text:style-name="P1"><text:s text:c="2"/>Altar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nowing Gods’ Heart </dc:title>
    <meta:initial-creator>Joel Tice</meta:initial-creator>
    <meta:creation-date>2007-05-19T20:11:00</meta:creation-date>
    <dc:creator>Joel Tice</dc:creator>
    <dc:date>2019-02-19T21:37:39.50</dc:date>
    <meta:editing-cycles>5</meta:editing-cycles>
    <meta:editing-duration>PT8H41M</meta:editing-duration>
    <meta:document-statistic meta:table-count="0" meta:image-count="0" meta:object-count="0" meta:page-count="1" meta:paragraph-count="20" meta:word-count="844" meta:character-count="4438"/>
    <meta:generator>OpenOffice/4.1.3$Win32 OpenOffice.org_project/413m1$Build-9783</meta:generator>
  </office:meta>
</office:document-meta>
</file>